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8" style:family="table">
      <style:table-properties style:width="17cm" table:align="margins"/>
    </style:style>
    <style:style style:name="Tableau28.A" style:family="table-column">
      <style:table-column-properties style:column-width="5.666cm" style:rel-column-width="21840*"/>
    </style:style>
    <style:style style:name="Tableau28.B" style:family="table-column">
      <style:table-column-properties style:column-width="5.667cm" style:rel-column-width="21847*"/>
    </style:style>
    <style:style style:name="Tableau28.C" style:family="table-column">
      <style:table-column-properties style:column-width="5.667cm" style:rel-column-width="21848*"/>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18877" officeooo:paragraph-rsid="00118877"/>
    </style:style>
    <style:style style:name="P2" style:family="paragraph" style:parent-style-name="Table_20_Contents">
      <style:text-properties officeooo:paragraph-rsid="00118877"/>
    </style:style>
    <style:style style:name="P3" style:family="paragraph" style:parent-style-name="Table_20_Contents">
      <style:text-properties officeooo:paragraph-rsid="0013311d"/>
    </style:style>
    <style:style style:name="P4" style:family="paragraph" style:parent-style-name="Table_20_Contents">
      <style:text-properties officeooo:rsid="0014b810" officeooo:paragraph-rsid="0014b810"/>
    </style:style>
    <style:style style:name="P5" style:family="paragraph" style:parent-style-name="Table_20_Contents">
      <style:text-properties officeooo:paragraph-rsid="001651cb"/>
    </style:style>
    <style:style style:name="P6" style:family="paragraph" style:parent-style-name="Text_20_body">
      <style:paragraph-properties fo:text-align="center" style:justify-single-word="false"/>
      <style:text-properties officeooo:paragraph-rsid="00051340"/>
    </style:style>
    <style:style style:name="P7" style:family="paragraph" style:parent-style-name="Text_20_body">
      <style:paragraph-properties fo:text-align="justify" style:justify-single-word="false"/>
      <style:text-properties officeooo:rsid="00077a2d" officeooo:paragraph-rsid="00077a2d"/>
    </style:style>
    <style:style style:name="P8" style:family="paragraph" style:parent-style-name="Text_20_body">
      <style:paragraph-properties fo:text-align="justify" style:justify-single-word="false"/>
      <style:text-properties officeooo:rsid="0008816b" officeooo:paragraph-rsid="0008816b"/>
    </style:style>
    <style:style style:name="P9" style:family="paragraph" style:parent-style-name="Text_20_body">
      <style:text-properties officeooo:rsid="0008c6d9" officeooo:paragraph-rsid="0008c6d9"/>
    </style:style>
    <style:style style:name="P10" style:family="paragraph" style:parent-style-name="Text_20_body">
      <style:text-properties officeooo:rsid="00096b67" officeooo:paragraph-rsid="00096b67"/>
    </style:style>
    <style:style style:name="P11" style:family="paragraph" style:parent-style-name="Text_20_body">
      <style:text-properties officeooo:rsid="000a4075" officeooo:paragraph-rsid="000a4075"/>
    </style:style>
    <style:style style:name="P12" style:family="paragraph" style:parent-style-name="Text_20_body">
      <style:text-properties officeooo:rsid="000bccee" officeooo:paragraph-rsid="000d5824"/>
    </style:style>
    <style:style style:name="P13" style:family="paragraph" style:parent-style-name="Text_20_body">
      <style:text-properties officeooo:rsid="000f2444" officeooo:paragraph-rsid="00111bb2"/>
    </style:style>
    <style:style style:name="P14" style:family="paragraph" style:parent-style-name="Text_20_body">
      <style:text-properties officeooo:rsid="00118877" officeooo:paragraph-rsid="00118877"/>
    </style:style>
    <style:style style:name="P15" style:family="paragraph" style:parent-style-name="Text_20_body">
      <style:text-properties officeooo:paragraph-rsid="00118877"/>
    </style:style>
    <style:style style:name="P16" style:family="paragraph" style:parent-style-name="Text_20_body">
      <style:text-properties officeooo:paragraph-rsid="0013311d"/>
    </style:style>
    <style:style style:name="P17" style:family="paragraph" style:parent-style-name="Text_20_body">
      <style:text-properties officeooo:rsid="0014b810" officeooo:paragraph-rsid="0014b810"/>
    </style:style>
    <style:style style:name="P18" style:family="paragraph" style:parent-style-name="Text_20_body">
      <style:text-properties officeooo:paragraph-rsid="001651cb"/>
    </style:style>
    <style:style style:name="P19" style:family="paragraph" style:parent-style-name="Text_20_body">
      <style:text-properties officeooo:paragraph-rsid="0014b810"/>
    </style:style>
    <style:style style:name="P20" style:family="paragraph" style:parent-style-name="Text_20_body">
      <style:text-properties officeooo:paragraph-rsid="001b16bb"/>
    </style:style>
    <style:style style:name="P21" style:family="paragraph" style:parent-style-name="Text_20_body">
      <style:text-properties officeooo:rsid="001c868b" officeooo:paragraph-rsid="001cf75f"/>
    </style:style>
    <style:style style:name="P22" style:family="paragraph" style:parent-style-name="Text_20_body">
      <style:text-properties officeooo:rsid="001ed8c1" officeooo:paragraph-rsid="001ed8c1"/>
    </style:style>
    <style:style style:name="P23" style:family="paragraph" style:parent-style-name="Text_20_body">
      <style:text-properties officeooo:rsid="00202993" officeooo:paragraph-rsid="00202993"/>
    </style:style>
    <style:style style:name="P24" style:family="paragraph" style:parent-style-name="Text_20_body">
      <style:text-properties officeooo:paragraph-rsid="00235e6c"/>
    </style:style>
    <style:style style:name="P25" style:family="paragraph" style:parent-style-name="Heading_20_2">
      <style:paragraph-properties fo:text-align="center" style:justify-single-word="false"/>
      <style:text-properties officeooo:rsid="00051340" officeooo:paragraph-rsid="00051340"/>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officeooo:paragraph-rsid="00235e6c"/>
    </style:style>
    <style:style style:name="P28" style:family="paragraph" style:parent-style-name="Heading_20_1">
      <style:paragraph-properties fo:text-align="center" style:justify-single-word="false"/>
      <style:text-properties officeooo:rsid="00051340" officeooo:paragraph-rsid="00051340"/>
    </style:style>
    <style:style style:name="P29" style:family="paragraph" style:parent-style-name="Heading_20_3">
      <style:paragraph-properties fo:text-align="center" style:justify-single-word="false"/>
      <style:text-properties officeooo:rsid="00051340" officeooo:paragraph-rsid="00051340"/>
    </style:style>
    <style:style style:name="T1" style:family="text">
      <style:text-properties officeooo:rsid="0005ece9"/>
    </style:style>
    <style:style style:name="T2" style:family="text">
      <style:text-properties officeooo:rsid="0008c6d9"/>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bccee"/>
    </style:style>
    <style:style style:name="T6" style:family="text">
      <style:text-properties officeooo:rsid="000d4caa"/>
    </style:style>
    <style:style style:name="T7" style:family="text">
      <style:text-properties officeooo:rsid="000d5824"/>
    </style:style>
    <style:style style:name="T8" style:family="text">
      <style:text-properties officeooo:rsid="00111bb2"/>
    </style:style>
    <style:style style:name="T9" style:family="text">
      <style:text-properties officeooo:rsid="00118877"/>
    </style:style>
    <style:style style:name="T10" style:family="text">
      <style:text-properties officeooo:rsid="001651cb"/>
    </style:style>
    <style:style style:name="T11" style:family="text">
      <style:text-properties officeooo:rsid="0017a8dc"/>
    </style:style>
    <style:style style:name="T12" style:family="text">
      <style:text-properties officeooo:rsid="001b16bb"/>
    </style:style>
    <style:style style:name="T13" style:family="text">
      <style:text-properties officeooo:rsid="001c868b"/>
    </style:style>
    <style:style style:name="T14" style:family="text">
      <style:text-properties officeooo:rsid="001cf75f"/>
    </style:style>
    <style:style style:name="T15" style:family="text">
      <style:text-properties officeooo:rsid="001ed8c1"/>
    </style:style>
    <style:style style:name="T16" style:family="text">
      <style:text-properties officeooo:rsid="001f2a03"/>
    </style:style>
    <style:style style:name="T17" style:family="text">
      <style:text-properties officeooo:rsid="002175ab"/>
    </style:style>
    <style:style style:name="T18" style:family="text">
      <style:text-properties officeooo:rsid="00219b6c"/>
    </style:style>
    <style:style style:name="T19" style:family="text">
      <style:text-properties officeooo:rsid="0024acf8"/>
    </style:style>
    <style:style style:name="T20" style:family="text">
      <style:text-properties officeooo:rsid="00267a26"/>
    </style:style>
    <style:style style:name="T21" style:family="text">
      <style:text-properties officeooo:rsid="0028cd77"/>
    </style:style>
    <style:style style:name="T22" style:family="text">
      <style:text-properties officeooo:rsid="002ab157"/>
    </style:style>
    <style:style style:name="T23" style:family="text">
      <style:text-properties officeooo:rsid="002bb72b"/>
    </style:style>
    <style:style style:name="T24" style:family="text">
      <style:text-properties officeooo:rsid="002da386"/>
    </style:style>
    <style:style style:name="T25" style:family="text">
      <style:text-properties fo:color="#ce181e" officeooo:rsid="001cf75f"/>
    </style:style>
    <style:style style:name="T26" style:family="text">
      <style:text-properties fo:color="#ce181e" officeooo:rsid="00326b3d"/>
    </style:style>
    <style:style style:name="T27" style:family="text">
      <style:text-properties fo:color="#ce181e" fo:font-weight="bold" officeooo:rsid="001cf75f" style:font-weight-asian="bold" style:font-weight-complex="bold"/>
    </style:style>
    <style:style style:name="T28" style:family="text">
      <style:text-properties fo:color="#ce181e" fo:font-weight="bold" officeooo:rsid="00326b3d" style:font-weight-asian="bold" style:font-weight-complex="bold"/>
    </style:style>
    <style:style style:name="T29" style:family="text">
      <style:text-properties officeooo:rsid="003594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
      <text:h text:style-name="P28" text:outline-level="1">Projet de majeure (Image, Modélisation, Informatique) à CPE Lyon</text:h>
      <text:p text:style-name="P6"/>
      <text:p text:style-name="P6"/>
      <text:p text:style-name="P6"><text:a xlink:type="simple" xlink:href="https://github.com/pfpimenta/projet_fin_d_annee" text:style-name="Internet_20_link" text:visited-style-name="Visited_20_Internet_20_Link">https://github.com/pfpimenta/projet_fin_d_annee</text:a></text:p>
      <text:p text:style-name="P6"/>
      <text:h text:style-name="P29" text:outline-level="3">P<text:span text:style-name="T1">e</text:span>dro FOLETTO PIMENTA</text:h>
      <text:h text:style-name="P25" text:outline-level="2">Cédric KUASSIVI</text:h>
      <text:h text:style-name="P25" text:outline-level="2">Dylan TOSTI</text:h>
      <text:p text:style-name="P6"/>
      <text:h text:style-name="P26" text:outline-level="2"><text:span text:style-name="T21">Plan</text:span>:</text:h>
      <text:h text:style-name="Heading_20_3" text:outline-level="3">I. <text:span text:style-name="T17">Contexte et présentation de notre projet</text:span></text:h>
      <text:h text:style-name="Heading_20_3" text:outline-level="3">I<text:span text:style-name="T18">I</text:span>. Objectifs et organisation du projet </text:h>
      <text:h text:style-name="Heading_20_3" text:outline-level="3">I<text:span text:style-name="T18">I</text:span>I. Bilan des jalons définis en début de projet</text:h>
      <text:h text:style-name="Heading_20_3" text:outline-level="3"/>
      <text:p text:style-name="P7"/>
      <text:h text:style-name="P27" text:outline-level="2">I. <text:span text:style-name="T17">Contexte et présentation de notre projet</text:span>:</text:h>
      <text:p text:style-name="P24"/>
      <text:p text:style-name="P8">Le projet de majeure est inscrit dans la formation d'ingénieur à CPE Lyon, et sa validation joue un rôle important dans l'obtention du diplôme d'ingénieur en sciences du numérique. Ce projet s'étend sur 100 heures durant le mois de Janvier.</text:p>
      <text:p text:style-name="Text_20_body">Le projet s'effectue par groupe de 2 ou 3 personnes toutes spécialisées dans le même domaine (dans notre cas: Image, modélisation et informatique).</text:p>
      <text:p text:style-name="Text_20_body">Il s'agit lors du projet de réaliser une application en rapport avec notre spécialité et qui applique directement ou indirectement une (ou plusieurs) thématiques abordée(s) tout au long de notre spécialisation et de notre formation d'ingénieur. Ainsi, notre application doit s’inscrire dans les thématiques: de l’acquisition, du traitement ou de l’analyse et la manipulation de données numériques dont l’application principale concerne les domaines de l’analyse et de la synthèse d’images.</text:p>
      <text:p text:style-name="P8">Le projet que nous avons effectué est codé en c++, et utilise le moteur de jeu Irrlicht.</text:p>
      <text:p text:style-name="Text_20_body">Il s'agit d'un jeu <text:span text:style-name="T2">de rôle</text:span> de type combat, dont les ennemis sont des IA.</text:p>
      <text:p text:style-name="Text_20_body">Le joueur se déplace dans un environnement en 3D. Lorsqu'il entre dans le champ d'attaque d'un ennemi, le jeu est basculé dans une scène 2D <text:span text:style-name="T2">(vue en 3D)</text:span>. Le joueur n'a pas la possibilité de fuir lorsque le combat est engagé. Le jeu est de nouveau basculé dans la scène 3D lorsque tous les ennemis sont vaincus.</text:p>
      <text:p text:style-name="Text_20_body">Lorsque le combat est engagé, à tour de rôle, le joueur puis les ennemis réalisent des actions (attaquer, se déplacer). Les actions des ennemis seront prédites par reinforcement learning.</text:p>
      <text:p text:style-name="P8"/>
      <text:h text:style-name="P26" text:outline-level="2">I<text:span text:style-name="T19">I</text:span>. Objectifs et organisation du projet </text:h>
      <text:p text:style-name="P9"/>
      <text:p text:style-name="P9">Bien avant le début du projet, nous avions une idée du sujet de notre projet : Réaliser un jeu vidéo utilisant de l’Intelligence Artificielle. Nous avons donc décidé, suite à de nombreuses séances de réflexion, de réaliser un jeu de combat dont les ennemis sont des intelligences artificielles.</text:p>
      <text:p text:style-name="P10">Étant donné le nombre astronomique de possibilités de mouvements de l’ennemi dans un monde en 3 dimensions, nous avons décidé de limiter à 5 les actions des ennemis et du joueur. C’est alors que l’idée du mappage 2D d’une scène 3D à été soulevée <text:span text:style-name="T5">par Dylan et Pedro</text:span>. </text:p>
      <text:p text:style-name="P10">Grâce à ce mappage, le joueur ainsi que les ennemis sont contraints de se déplacer dans un plan selon 4 directions (<text:span text:style-name="T3">haut, bas, gauche </text:span><text:span text:style-name="T4">ou</text:span><text:span text:style-name="T3"> droite</text:span>) et ont la possibilité <text:span text:style-name="T3">d’attaquer</text:span>.</text:p>
      <text:p text:style-name="P10">Dès la première séance nous avons scindé le projet en 3 catégories que nous avons réparties en 3 objectifs principaux.</text:p>
      <text:p text:style-name="P14">Fonctionnalités à implémenter :</text:p>
      <table:table table:name="Tableau28" table:style-name="Tableau28">
        <table:table-column table:style-name="Tableau28.A"/>
        <table:table-column table:style-name="Tableau28.B"/>
        <table:table-column table:style-name="Tableau28.C"/>
        <table:table-row>
          <table:table-cell table:style-name="Tableau28.A1" office:value-type="string">
            <text:p text:style-name="P1">Map</text:p>
          </table:table-cell>
          <table:table-cell table:style-name="Tableau28.A1" office:value-type="string">
            <text:p text:style-name="P1">Combat</text:p>
          </table:table-cell>
          <table:table-cell table:style-name="Tableau28.C1" office:value-type="string">
            <text:p text:style-name="P2">IA <text:span text:style-name="T9">(ennemis)</text:span></text:p>
          </table:table-cell>
        </table:table-row>
        <table:table-row>
          <table:table-cell table:style-name="Tableau28.A2" office:value-type="string">
            <text:p text:style-name="P2">* map 3D</text:p>
            <text:p text:style-name="P2">* map grid (fixe ou genere proceduralement)</text:p>
            <text:p text:style-name="P2">* deplacement dans la scene 3D</text:p>
          </table:table-cell>
          <table:table-cell table:style-name="Tableau28.A2" office:value-type="string">
            <text:p text:style-name="P2">* actions en combat dans le grid (controle du joueur)</text:p>
            <text:p text:style-name="P2">* gestion des HP etc (gestion du combat)</text:p>
            <text:p text:style-name="P2">* animations</text:p>
          </table:table-cell>
          <table:table-cell table:style-name="Tableau28.C2" office:value-type="string">
            <text:p text:style-name="P2">* Q-table (apprentissage par renforcement)</text:p>
            <text:p text:style-name="P2">* Version "Deep"</text:p>
            <text:p text:style-name="P3">* actions:</text:p>
            <text:p text:style-name="P3">** deplacement 4 directions</text:p>
            <text:p text:style-name="P3">** attaquer (à distance, proche)</text:p>
            <text:p text:style-name="P3">** soigner</text:p>
            <text:p text:style-name="P16">** deplacement plusieurs cases</text:p>
          </table:table-cell>
        </table:table-row>
      </table:table>
      <text:p text:style-name="P15"/>
      <text:p text:style-name="P17">Objectifs à atteindre :</text:p>
      <table:table table:name="Tableau1" table:style-name="Tableau1">
        <table:table-column table:style-name="Tableau1.A" table:number-columns-repeated="3"/>
        <table:table-row>
          <table:table-cell table:style-name="Tableau1.A1" office:value-type="string">
            <text:p text:style-name="P4">Objectif 1 : <text:span text:style-name="T22">jeu sans les ennemis</text:span></text:p>
          </table:table-cell>
          <table:table-cell table:style-name="Tableau1.A1" office:value-type="string">
            <text:p text:style-name="P4">Objectif <text:span text:style-name="T10">2</text:span> : <text:span text:style-name="T22">gestion ennemis</text:span></text:p>
          </table:table-cell>
          <table:table-cell table:style-name="Tableau1.C1" office:value-type="string">
            <text:p text:style-name="P4">Objectif 3 : <text:span text:style-name="T22">extras</text:span></text:p>
          </table:table-cell>
        </table:table-row>
        <table:table-row>
          <table:table-cell table:style-name="Tableau1.A2" office:value-type="string">
            <text:p text:style-name="P5">- maps (3d et grid) fixes</text:p>
            <text:p text:style-name="P5">- deplacement dans la scene 3D et dans la grid</text:p>
            <text:p text:style-name="P5">- gestion du combat</text:p>
          </table:table-cell>
          <table:table-cell table:style-name="Tableau1.A2" office:value-type="string">
            <text:p text:style-name="P5">- Q-table</text:p>
            <text:p text:style-name="P5">- animations</text:p>
            <text:p text:style-name="P5">- action en combat</text:p>
          </table:table-cell>
          <table:table-cell table:style-name="Tableau1.C2" office:value-type="string">
            <text:p text:style-name="P5">- IA deep</text:p>
            <text:p text:style-name="P5">- combat plus complexe <text:span text:style-name="T15">(plus d’actions)</text:span></text:p>
            <text:p text:style-name="P18">- terrain procedurale</text:p>
          </table:table-cell>
        </table:table-row>
      </table:table>
      <text:p text:style-name="P19"/>
      <text:p text:style-name="P19"/>
      <text:p text:style-name="P11">Nous nous sommes répartis les tâches : Pedro s’est occupé de l’apprentissage des ennemis ; Cédric s’est chargé de mettre en place la scène <text:span text:style-name="T23">2D</text:span> à afficher lors du passage au mode combat (lors de la rencontre d’un ennemi) ; Dylan a réalis<text:span text:style-name="T11">é</text:span> l’interface <text:span text:style-name="T24">3D</text:span> du joueur en mode jeu libre. <text:span text:style-name="T6">Au début, nous avons travaillé sur des Git différents afin de ne pas perturber le travail d’autrui (les liens des gits sont disponibles à cette adresse : </text:span><text:a xlink:type="simple" xlink:href="https://github.com/pfpimenta/projet_fin_d_annee/blob/master/gestion_projet/sprints.md" text:style-name="Internet_20_link" text:visited-style-name="Visited_20_Internet_20_Link"><text:span text:style-name="T6">https://github.com/pfpimenta/projet_fin_d_annee/blob/master/gestion_projet/sprints.md</text:span></text:a><text:span text:style-name="T6"> </text:span></text:p>
      <text:p text:style-name="P12"/>
      <text:p text:style-name="P12"><text:soft-page-break/>Cédric s’est également chargé de rédiger les documentations concernant la gestion du projet <text:span text:style-name="T7">(gestion_projet/objectifs.md ; gestion_projet/sprints.md)</text:span>. <text:span text:style-name="T7">Deux fois par semaine, nous nous retrouvions chez Cédric afin de faire un bilan des fonctionnalités effectuées et à venir, puis nous nous fixions un délai pour les nouvelles fonctionnalités.</text:span></text:p>
      <text:p text:style-name="P12"><text:span text:style-name="T11">Sur le git, le fichier : </text:span><text:a xlink:type="simple" xlink:href="https://github.com/pfpimenta/projet_fin_d_annee/blob/master/gestion_projet/objectifs.md" text:style-name="Internet_20_link" text:visited-style-name="Visited_20_Internet_20_Link">https://github.com/pfpimenta/projet_fin_d_annee/blob/master/gestion_projet/objectifs.md</text:a> <text:span text:style-name="T11">permettait de suivre l’avancement du projet de chacun des membres de l’équipe et ainsi être au courant des fonctionnalités restantes à implémenter.</text:span></text:p>
      <text:p text:style-name="P13">Notre travail a été réparti sur 5 sprints qui ont duré en moyenne une semaine chacun <text:span text:style-name="T8">avec des objectifs différents à chaque fois.</text:span></text:p>
      <text:p text:style-name="P13"/>
      <text:p text:style-name="P13"/>
      <text:h text:style-name="P26" text:outline-level="2">II<text:span text:style-name="T20">I</text:span>. Bilan des jalons définis en début de projet</text:h>
      <text:p text:style-name="P20"/>
      <text:p text:style-name="P13">Nous avons réalisé <text:span text:style-name="T12">avant</text:span> la fin du premier sprint l’importance de mettre en commun le plus rapidement possible nos programmes respectifs. En effet, travaillant chacun de son côté, nous avons implémenté plusieurs fois les mêmes fonctionnalités. <text:span text:style-name="T13">Ainsi, les sprints 2 et 3 en parallèle respectivement des sprints 1 et 4 puis le sprint 5 ont été consacrés à la fusion de tous les algorithmes.</text:span></text:p>
      <text:p text:style-name="P21">La <text:span text:style-name="T14">première mise en commun (sprint 2 : fusion des codes de Pedro et Cédric) a été relativement</text:span> <text:span text:style-name="T14">difficile dans la mesure où il fallait comprendre la logique derrière chaque algorithme. Le <text:s/>sprint 3 : (fusion des codes de Pedro, Cédric et Dylan) a été plus facile et rapide que prévu car des dispositions (notamment pour éviter les erreurs de segmentations) ont été prises pour la suite de l’intégration des codes. Le sprint 5 ….. </text:span><text:span text:style-name="T25">/</text:span><text:span text:style-name="T27">!\ </text:span><text:span text:style-name="T28">à compléter !!!</text:span></text:p>
      <text:p text:style-name="P22">Les sprints se sont bien déroulés. La mise en place d’un groupe de conversation pour le projet nous a permis de garder le contact et de s’informer mutuellement sur l’avancée du projet.</text:p>
      <text:p text:style-name="P22">En ce qui concerne les objectifs fixés au départ, nous avons réalisé qu’il ne serait <text:span text:style-name="T29">pas possible</text:span> de réaliser l’objectif 3 : Gérer l’apprentissage des ennemis par Deep Learning ; <text:span text:style-name="T16">effectuer des combats plus complexes avec l’intégration par exemple d’autres actions pour les ennemis comme se soigner ; générer notre propre Map 3D (de manière procédurale) plutôt que de télécharger une map déjà existante.</text:span></text:p>
      <text:p text:style-name="P23">Nous avons donc priorisé les Objectifs 1 et 2 qui nous semblaient être les plus importants dans notr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7:17:34.597126297</meta:creation-date>
    <meta:generator>LibreOffice/6.0.7.3$Linux_X86_64 LibreOffice_project/00m0$Build-3</meta:generator>
    <dc:date>2019-01-23T03:23:46.432859080</dc:date>
    <meta:editing-duration>PT1H38M9S</meta:editing-duration>
    <meta:editing-cycles>44</meta:editing-cycles>
    <meta:document-statistic meta:table-count="2" meta:image-count="0" meta:object-count="0" meta:page-count="6" meta:paragraph-count="62" meta:word-count="1024" meta:character-count="6302" meta:non-whitespace-character-count="5335"/>
  </office:meta>
</office:document-meta>
</file>